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93cm"/>
    </style:style>
    <style:style style:name="co4" style:family="table-column">
      <style:table-column-properties fo:break-before="auto" style:column-width="13.367cm"/>
    </style:style>
    <style:style style:name="co5" style:family="table-column">
      <style:table-column-properties fo:break-before="auto" style:column-width="1.722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3" table:default-cell-style-name="ce3"/>
        <table:table-column table:style-name="co3" table:number-columns-repeated="2" table:default-cell-style-name="Default"/>
        <table:table-column table:style-name="co3" table:number-columns-repeated="1016" table:default-cell-style-name="ce3"/>
        <table:table-row table:style-name="ro2">
          <table:table-cell table:style-name="ce1" office:value-type="string">
            <text:p>Section</text:p>
          </table:table-cell>
          <table:table-cell table:style-name="ce1" office:value-type="string">
            <text:p>Task</text:p>
          </table:table-cell>
          <table:table-cell table:style-name="ce4" office:value-type="string">
            <text:p>Belief</text:p>
          </table:table-cell>
          <table:table-cell table:style-name="ce4" office:value-type="string">
            <text:p>26 Aug 3pm</text:p>
          </table:table-cell>
          <table:table-cell table:style-name="ce4" office:value-type="string">
            <text:p>25 Aug 11pm</text:p>
          </table:table-cell>
          <table:table-cell table:style-name="ce4" office:value-type="string">
            <text:p>25 Aug 8pm</text:p>
          </table:table-cell>
          <table:table-cell table:number-columns-repeated="2"/>
          <table:table-cell table:style-name="ce4" table:number-columns-repeated="1016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>
            <text:p>Test login and logout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login work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logout work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don't see edit links when not logged i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do see edit links when logged i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est delegation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test delegation box work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test delegation ok on disk</text:p>
          </table:table-cell>
          <table:table-cell office:value-type="string">
            <text:p>ok</text:p>
          </table:table-cell>
          <table:table-cell table:number-columns-repeated="2" office:value-type="string">
            <text:p>untested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(need to impl login aliasing to test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est partial delegate partially hides</text:p>
          </table:table-cell>
          <table:table-cell office:value-type="string">
            <text:p>ok</text:p>
          </table:table-cell>
          <table:table-cell table:number-columns-repeated="2"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test delegate autocomplete</text:p>
          </table:table-cell>
          <table:table-cell office:value-type="string">
            <text:p>unimpl</text:p>
          </table:table-cell>
          <table:table-cell office:value-type="string">
            <text:p>unimpl</text:p>
          </table:table-cell>
          <table:table-cell office:value-type="string">
            <text:p>untested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test rescind work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test rescind ok on disk</text:p>
          </table:table-cell>
          <table:table-cell office:value-type="string">
            <text:p>ok</text:p>
          </table:table-cell>
          <table:table-cell table:number-columns-repeated="2" office:value-type="string">
            <text:p>untested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(need to impl login aliasing to test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est partial delegate hides in dropdown</text:p>
          </table:table-cell>
          <table:table-cell office:value-type="string">
            <text:p>ok</text:p>
          </table:table-cell>
          <table:table-cell table:number-columns-repeated="2" office:value-type="string">
            <text:p>untested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(need to impl login aliasing to test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heck delegation and rescind appear in log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st page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check main link takes you to view view on list page</text:p>
          </table:table-cell>
          <table:table-cell table:number-columns-repeated="2" office:value-type="string">
            <text:p>broken</text:p>
          </table:table-cell>
          <table:table-cell office:value-type="string">
            <text:p>untested</text:p>
          </table:table-cell>
          <table:table-cell office:value-type="string">
            <text:p>broke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download spreadsheet link work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spreadsheet can be reuploaded and successfully upload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audit status can be updated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ocking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mock logins to check locks</text:p>
          </table:table-cell>
          <table:table-cell office:value-type="string">
            <text:p>ok</text:p>
          </table:table-cell>
          <table:table-cell table:number-columns-repeated="2" office:value-type="string">
            <text:p>untested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(need to impl login aliasing to test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erify lock stealing</text:p>
          </table:table-cell>
          <table:table-cell office:value-type="string">
            <text:p>unimpl</text:p>
          </table:table-cell>
          <table:table-cell table:number-columns-repeated="2" office:value-type="string">
            <text:p>untested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verify lock shyness</text:p>
          </table:table-cell>
          <table:table-cell office:value-type="string">
            <text:p>unimpl</text:p>
          </table:table-cell>
          <table:table-cell table:number-columns-repeated="2" office:value-type="string">
            <text:p>untested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readsheets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check spreadsheet is valid CSV and data is correct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foot and head are present and correct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change to head / foot updates the database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(too much collapsing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heck change to data rows updates database including calendar and details view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verify informative failure for time format errors</text:p>
          </table:table-cell>
          <table:table-cell table:style-name="Default" office:value-type="string">
            <text:p>broken</text:p>
          </table:table-cell>
          <table:table-cell table:style-name="Default" office:value-type="string">
            <text:p>broken</text:p>
          </table:table-cell>
          <table:table-cell office:value-type="string">
            <text:p>untested</text:p>
          </table:table-cell>
          <table:table-cell table:style-name="Default" office:value-type="string">
            <text:p>broken</text:p>
          </table:table-cell>
          <table:table-cell table:number-columns-repeated="2"/>
          <table:table-cell office:value-type="string">
            <text:p>get “bad lex” exception (or similar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erify informative failures for user ID failure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verify failure for wrong upload</text:p>
          </table:table-cell>
          <table:table-cell table:number-columns-repeated="2" office:value-type="string">
            <text:p>broken</text:p>
          </table:table-cell>
          <table:table-cell office:value-type="string">
            <text:p>untested</text:p>
          </table:table-cell>
          <table:table-cell office:value-type="string">
            <text:p>broken</text:p>
          </table:table-cell>
          <table:table-cell table:number-columns-repeated="2"/>
          <table:table-cell office:value-type="string">
            <text:p>(works but not friendly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erify informative general format errors </text:p>
          </table:table-cell>
          <table:table-cell table:number-columns-repeated="2" office:value-type="string">
            <text:p>broken</text:p>
          </table:table-cell>
          <table:table-cell office:value-type="string">
            <text:p>untested</text:p>
          </table:table-cell>
          <table:table-cell office:value-type="string">
            <text:p>broken</text:p>
          </table:table-cell>
          <table:table-cell table:number-columns-repeated="2"/>
          <table:table-cell office:value-type="string">
            <text:p>[BUG: somteimtes produces unfeidly error, at other times appears to accept (but doesn't)]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lendar view</text:p>
          </table:table-cell>
          <table:table-cell table:style-name="ce2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heck moving an event works and it's updated in the quick view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broke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resizing an event works and it's updated in the quick view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not test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speed is ok</text:p>
          </table:table-cell>
          <table:table-cell table:style-name="Default" office:value-type="string">
            <text:p>barely</text:p>
          </table:table-cell>
          <table:table-cell table:style-name="Default" office:value-type="string">
            <text:p>barely</text:p>
          </table:table-cell>
          <table:table-cell table:number-columns-repeated="2" office:value-type="string">
            <text:p>broke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titles are good</text:p>
          </table:table-cell>
          <table:table-cell office:value-type="string">
            <text:p>unimpl</text:p>
          </table:table-cell>
          <table:table-cell office:value-type="string">
            <text:p>unimpl</text:p>
          </table:table-cell>
          <table:table-cell office:value-type="string">
            <text:p>unimpl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ick edit</text:p>
          </table:table-cell>
          <table:table-cell table:style-name="ce2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heck changing people and places works in dropdown</text:p>
          </table:table-cell>
          <table:table-cell table:number-columns-repeated="4" office:value-type="string">
            <text:p>broken</text:p>
          </table:table-cell>
          <table:table-cell table:number-columns-repeated="2"/>
          <table:table-cell office:value-type="string">
            <text:p>[BUG: return quickedit is screwed]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heck changing times works in dropdown and that the rectangle move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broke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multiple quickedit changes all change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not test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<text:s/>check that time format errors are handled <text:s/>gracefully</text:p>
          </table:table-cell>
          <table:table-cell office:value-type="string">
            <text:p>unimpl</text:p>
          </table:table-cell>
          <table:table-cell office:value-type="string">
            <text:p>unimpl</text:p>
          </table:table-cell>
          <table:table-cell office:value-type="string">
            <text:p>untested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update details button work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dropdown includes good info (inc term)</text:p>
          </table:table-cell>
          <table:table-cell office:value-type="string">
            <text:p>unimpl</text:p>
          </table:table-cell>
          <table:table-cell office:value-type="string">
            <text:p>unimpl</text:p>
          </table:table-cell>
          <table:table-cell office:value-type="string">
            <text:p>untested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autocomplete works in quick</text:p>
          </table:table-cell>
          <table:table-cell office:value-type="string">
            <text:p>broken</text:p>
          </table:table-cell>
          <table:table-cell table:number-columns-repeated="2" office:value-type="string">
            <text:p>untested</text:p>
          </table:table-cell>
          <table:table-cell office:value-type="string">
            <text:p>broke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verify informative failure for user iD errors</text:p>
          </table:table-cell>
          <table:table-cell office:value-type="string">
            <text:p>unimpl</text:p>
          </table:table-cell>
          <table:table-cell table:number-columns-repeated="2" office:value-type="string">
            <text:p>untested</text:p>
          </table:table-cell>
          <table:table-cell table:style-name="Default" office:value-type="string">
            <text:p>unimpl</text:p>
          </table:table-cell>
          <table:table-cell table:number-columns-repeated="2"/>
          <table:table-cell office:value-type="string">
            <text:p>get “bad lex” exception (or similar) [BUG: not reverted] [BUG: updates lead to screwed selection]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sic</text:p>
          </table:table-cell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check update of head and foot works correctly.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formatting survives through to view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interntationalisation work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superfluous paragraph tags get stripped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dvanced</text:p>
          </table:table-cell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check update is reflected in calendar including time change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pattern compaction is good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add event work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add group work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check reordering works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untested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ect person autocomplete works in advanced</text:p>
          </table:table-cell>
          <table:table-cell table:number-columns-repeated="2" office:value-type="string">
            <text:p>broken</text:p>
          </table:table-cell>
          <table:table-cell office:value-type="string">
            <text:p>untested</text:p>
          </table:table-cell>
          <table:table-cell office:value-type="string">
            <text:p>broke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ect building autocomplete works in advanced</text:p>
          </table:table-cell>
          <table:table-cell office:value-type="string">
            <text:p>unimpl</text:p>
          </table:table-cell>
          <table:table-cell office:value-type="string">
            <text:p>unimpl</text:p>
          </table:table-cell>
          <table:table-cell office:value-type="string">
            <text:p>untested</text:p>
          </table:table-cell>
          <table:table-cell office:value-type="string">
            <text:p>unimpl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26/08/2011</text:date>, <text:time>16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et McCaret</meta:initial-creator>
    <meta:creation-date>2011-08-24T18:19:10</meta:creation-date>
    <dc:date>2011-08-26T16:14:14</dc:date>
    <dc:creator>Caret McCaret</dc:creator>
    <meta:editing-duration>PT08H01M15S</meta:editing-duration>
    <meta:editing-cycles>15</meta:editing-cycles>
    <meta:generator>OpenOffice.org/3.2$Linux OpenOffice.org_project/320m19$Build-9505</meta:generator>
    <meta:printed-by>Caret McCaret</meta:printed-by>
    <meta:print-date>2011-08-25T16:24:08</meta:print-date>
    <meta:document-statistic meta:table-count="3" meta:cell-count="275" meta:object-count="0"/>
  </office:meta>
</office:document-meta>
</file>